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661cm"/>
    </style:style>
    <style:style style:name="co2" style:family="table-column">
      <style:table-column-properties fo:break-before="auto" style:column-width="10.301cm"/>
    </style:style>
    <style:style style:name="co3" style:family="table-column">
      <style:table-column-properties fo:break-before="auto" style:column-width="8.341cm"/>
    </style:style>
    <style:style style:name="co4" style:family="table-column">
      <style:table-column-properties fo:break-before="auto" style:column-width="57.9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istances_efflux_übersetz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fflux pump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Regulators</text:p>
          </table:table-cell>
          <table:table-cell office:value-type="string" calcext:value-type="string">
            <text:p>Resistances</text:p>
          </table:table-cell>
        </table:table-row>
        <table:table-row table:style-name="ro1">
          <table:table-cell office:value-type="string" calcext:value-type="string">
            <text:p>AcrEF-TolC</text:p>
          </table:table-cell>
          <table:table-cell office:value-type="string" calcext:value-type="string">
            <text:p>AcrE;AcrF;TolC</text:p>
          </table:table-cell>
          <table:table-cell office:value-type="string" calcext:value-type="string">
            <text:p>AcrS;H-NS</text:p>
          </table:table-cell>
          <table:table-cell office:value-type="string" calcext:value-type="string">
            <text:p>enoxacin;ciprofloxacin;levofloxacin;moxifloxacin;gatifloxacin;lomefloxacin;nalidixic acid;norfloxacin;ofloxacin;trovafloxacin;grepafloxacin;sparfloxacin;pefloxacin;Tosufloxacin;sitafloxacin;cinoxacin;clinafloxacin;Clofazimine;fleroxacin;balofloxacin;delafloxacin;Zabofloxacin;Finafloxacin;Nemonoxacin;levonadifloxacin;Lascufloxacin;Prulifloxacin;enrofloxacin;marbofloxacin;gemifloxacin;cefazolin;cefepime;ceftazidime;ceftobiprole;ceftriaxone;cefuroxime;cefalexin;cefadroxil;cefotiam;cefaclor;cefotaxime;cefixime;cefpodoxime;ceftibuten;cefditoren;cefdinir;ceftaroline;cefalotin;ceftolozane;cefamandole;cefetamet;cefonicid;cefoperazone;cefprozil;ceftizoxime;cephapirin;cefradine;loracarbef;moxalactam;ceftiofur;cephaloridine;cefiderocol;cefpirome;cefsulodin;cefoxitin;cefmetazole;cefotetan;flomoxef;methicillin;cloxacillin;carbenicillin;penicillin;amoxicillin;piperacillin;oxacillin;benzylpenicillin;phenoxymethylpenicillin;propicillin;dicloxacillin;flucloxacillin;ampicillin;azlocillin;mezlocillin;isopenicillin N;penicillin N;mecillinam;temocillin;nafcillin</text:p>
          </table:table-cell>
        </table:table-row>
        <table:table-row table:style-name="ro1">
          <table:table-cell office:value-type="string" calcext:value-type="string">
            <text:p>AcrEF-TolC confers resistance to ciprofloxacin</text:p>
          </table:table-cell>
          <table:table-cell office:value-type="string" calcext:value-type="string">
            <text:p>AcrE;AcrF;TolC;AcrS</text:p>
          </table:table-cell>
          <table:table-cell office:value-type="string" calcext:value-type="string">
            <text:p>H-NS</text:p>
          </table:table-cell>
          <table:table-cell office:value-type="string" calcext:value-type="string">
            <text:p>ciprofloxacin</text:p>
          </table:table-cell>
        </table:table-row>
        <table:table-row table:style-name="ro1">
          <table:table-cell office:value-type="string" calcext:value-type="string">
            <text:p>AcrAB-TolC</text:p>
          </table:table-cell>
          <table:table-cell office:value-type="string" calcext:value-type="string">
            <text:p>acrA;acrB;TolC</text:p>
          </table:table-cell>
          <table:table-cell office:value-type="string" calcext:value-type="string">
            <text:p>marA;acrR;AcrS;marR;ramA;ramR;rob;sdiA;soxRS</text:p>
          </table:table-cell>
          <table:table-cell/>
        </table:table-row>
        <table:table-row table:style-name="ro1">
          <table:table-cell office:value-type="string" calcext:value-type="string">
            <text:p>+ YajC participates_in</text:p>
          </table:table-cell>
          <table:table-cell table:number-columns-repeated="2"/>
          <table:table-cell office:value-type="string" calcext:value-type="string">
            <text:p>tigecycline;chloramphenicol;rifampin;tetracycline;triclosan;ampicillin;cefalotin;enoxacin;ciprofloxacin;levofloxacin;moxifloxacin;gatifloxacin;lomefloxacin;nalidixic acid;norfloxacin;ofloxacin;trovafloxacin;grepafloxacin;sparfloxacin;pefloxacin;Tosufloxacin;sitafloxacin;cinoxacin;clinafloxacin;Clofazimine;fleroxacin;balofloxacin;delafloxacin;Zabofloxacin;Finafloxacin;Nemonoxacin;levonadifloxacin;Lascufloxacin;Prulifloxacin;enrofloxacin;marbofloxacin;gemifloxacin</text:p>
          </table:table-cell>
        </table:table-row>
        <table:table-row table:style-name="ro1">
          <table:table-cell office:value-type="string" calcext:value-type="string">
            <text:p>Escherichia coli emrE</text:p>
          </table:table-cell>
          <table:table-cell table:number-columns-repeated="2"/>
          <table:table-cell office:value-type="string" calcext:value-type="string">
            <text:p>erythromycin</text:p>
          </table:table-cell>
        </table:table-row>
        <table:table-row table:style-name="ro1">
          <table:table-cell office:value-type="string" calcext:value-type="string">
            <text:p>Escherichia coli mdfA</text:p>
          </table:table-cell>
          <table:table-cell table:number-columns-repeated="2"/>
          <table:table-cell office:value-type="string" calcext:value-type="string">
            <text:p>tetracycline;benzalkonium chloride</text:p>
          </table:table-cell>
        </table:table-row>
        <table:table-row table:style-name="ro1">
          <table:table-cell office:value-type="string" calcext:value-type="string">
            <text:p>soxRS</text:p>
          </table:table-cell>
          <table:table-cell office:value-type="string" calcext:value-type="string">
            <text:p>soxR;s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bsiella pneumoniae KpnEF</text:p>
          </table:table-cell>
          <table:table-cell office:value-type="string" calcext:value-type="string">
            <text:p>Klebsiella pneumoniae KpnE;Klebsiella pneumoniae KpnF</text:p>
          </table:table-cell>
          <table:table-cell/>
          <table:table-cell office:value-type="string" calcext:value-type="string">
            <text:p>streptomycin;colistin A;colistin B;cefepime;ceftriaxone;erythromycin;rifampin;tetracycline;benzalkonium chloride;chlorhexidine;triclosan</text:p>
          </table:table-cell>
        </table:table-row>
        <table:table-row table:style-name="ro1">
          <table:table-cell office:value-type="string" calcext:value-type="string">
            <text:p>Klebsiella pneumoniae KpnGH-TolC</text:p>
          </table:table-cell>
          <table:table-cell office:value-type="string" calcext:value-type="string">
            <text:p>Klebsiella pneumoniae KpnG;Klebsiella pneumoniae KpnH;TolC</text:p>
          </table:table-cell>
          <table:table-cell/>
          <table:table-cell office:value-type="string" calcext:value-type="string">
            <text:p>polymyxin B3;polymyxin B4;azithromycin;ceftazidime;ciprofloxacin;ertapenem;erythromycin;gentamicin C;polymyxin B1;imipenem;ticarcillin;norfloxacin;piperacillin;polymyxin B2;spectinomycin;tobramycin;streptomycin;astromicin;neomycin;dibekacin;amikacin;gentamicin C;ribostamycin;butirosin;sisomicin;apramycin;netilmicin;spectinomycin;streptomycin;kanamycin A;tobramycin;hygromycin B;isepamicin;G418;arbekacin;gentamicin B;paromomycin;lividomycin A;verdamicin;vertilimicin;kasugamycin;lividomycin B;plazomicin;capreomycin;gentamicin A</text:p>
          </table:table-cell>
        </table:table-row>
        <table:table-row table:style-name="ro1">
          <table:table-cell office:value-type="string" calcext:value-type="string">
            <text:p>PmrF</text:p>
          </table:table-cell>
          <table:table-cell table:number-columns-repeated="2"/>
          <table:table-cell office:value-type="string" calcext:value-type="string">
            <text:p>polymyxin B</text:p>
          </table:table-cell>
        </table:table-row>
        <table:table-row table:style-name="ro1">
          <table:table-cell office:value-type="string" calcext:value-type="string">
            <text:p>QepA4</text:p>
          </table:table-cell>
          <table:table-cell table:number-columns-repeated="2"/>
          <table:table-cell office:value-type="string" calcext:value-type="string">
            <text:p>enoxacin;ciprofloxacin;levofloxacin;moxifloxacin;gatifloxacin;lomefloxacin;nalidixic acid;norfloxacin;ofloxacin;trovafloxacin;grepafloxacin;sparfloxacin;pefloxacin;Tosufloxacin;sitafloxacin;cinoxacin;clinafloxacin;Clofazimine;fleroxacin;balofloxacin;delafloxacin;Zabofloxacin;Finafloxacin;Nemonoxacin;levonadifloxacin;Lascufloxacin;Prulifloxacin;enrofloxacin;marbofloxacin;gemifloxacin</text:p>
          </table:table-cell>
        </table:table-row>
        <table:table-row table:style-name="ro1">
          <table:table-cell office:value-type="string" calcext:value-type="string">
            <text:p>MacAB-TolC</text:p>
          </table:table-cell>
          <table:table-cell office:value-type="string" calcext:value-type="string">
            <text:p>macA;macB;TolC</text:p>
          </table:table-cell>
          <table:table-cell office:value-type="string" calcext:value-type="string">
            <text:p>phoPQ</text:p>
          </table:table-cell>
          <table:table-cell office:value-type="string" calcext:value-type="string">
            <text:p>erythromycin</text:p>
          </table:table-cell>
        </table:table-row>
        <table:table-row table:style-name="ro1">
          <table:table-cell office:value-type="string" calcext:value-type="string">
            <text:p>EmrAB-TolC</text:p>
          </table:table-cell>
          <table:table-cell office:value-type="string" calcext:value-type="string">
            <text:p>emrA;emrB;TolC</text:p>
          </table:table-cell>
          <table:table-cell office:value-type="string" calcext:value-type="string">
            <text:p>emrR</text:p>
          </table:table-cell>
          <table:table-cell office:value-type="string" calcext:value-type="string">
            <text:p>nalidixic acid;thiolactomycin</text:p>
          </table:table-cell>
        </table:table-row>
        <table:table-row table:style-name="ro1">
          <table:table-cell office:value-type="string" calcext:value-type="string">
            <text:p>EmrKY-TolC</text:p>
          </table:table-cell>
          <table:table-cell office:value-type="string" calcext:value-type="string">
            <text:p>emrK;emrY;TolC</text:p>
          </table:table-cell>
          <table:table-cell office:value-type="string" calcext:value-type="string">
            <text:p>evgSA;H-NS</text:p>
          </table:table-cell>
          <table:table-cell office:value-type="string" calcext:value-type="string">
            <text:p>tetracycline</text:p>
          </table:table-cell>
        </table:table-row>
        <table:table-row table:style-name="ro1">
          <table:table-cell office:value-type="string" calcext:value-type="string">
            <text:p>MdtABC-TolC</text:p>
          </table:table-cell>
          <table:table-cell office:value-type="string" calcext:value-type="string">
            <text:p>mdtC;mdtA;mdtB;TolC</text:p>
          </table:table-cell>
          <table:table-cell office:value-type="string" calcext:value-type="string">
            <text:p>baeSR;cpxAR</text:p>
          </table:table-cell>
          <table:table-cell office:value-type="string" calcext:value-type="string">
            <text:p>novobiocin</text:p>
          </table:table-cell>
        </table:table-row>
        <table:table-row table:style-name="ro1">
          <table:table-cell office:value-type="string" calcext:value-type="string">
            <text:p>MdtEF-TolC</text:p>
          </table:table-cell>
          <table:table-cell office:value-type="string" calcext:value-type="string">
            <text:p>mdtE;mdtF;TolC</text:p>
          </table:table-cell>
          <table:table-cell office:value-type="string" calcext:value-type="string">
            <text:p>CRP;evgSA;gadX;H-NS;gadW</text:p>
          </table:table-cell>
          <table:table-cell office:value-type="string" calcext:value-type="string">
            <text:p>erythromycin;cloxacillin;oxacillin;norfloxacin</text:p>
          </table:table-cell>
        </table:table-row>
        <table:table-row table:style-name="ro1">
          <table:table-cell office:value-type="string" calcext:value-type="string">
            <text:p>YojI</text:p>
          </table:table-cell>
          <table:table-cell table:number-columns-repeated="2"/>
          <table:table-cell office:value-type="string" calcext:value-type="string">
            <text:p>microcin J25;</text:p>
          </table:table-cell>
        </table:table-row>
        <table:table-row table:style-name="ro1">
          <table:table-cell office:value-type="string" calcext:value-type="string">
            <text:p>+ dependency To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A</text:p>
          </table:table-cell>
          <table:table-cell/>
          <table:table-cell office:value-type="string" calcext:value-type="string">
            <text:p>mgrA</text:p>
          </table:table-cell>
          <table:table-cell office:value-type="string" calcext:value-type="string">
            <text:p>methicillin;daptomycin;cefotaxime;moenomycin A1</text:p>
          </table:table-cell>
        </table:table-row>
        <table:table-row table:style-name="ro1">
          <table:table-cell office:value-type="string" calcext:value-type="string">
            <text:p>acrD</text:p>
          </table:table-cell>
          <table:table-cell/>
          <table:table-cell office:value-type="string" calcext:value-type="string">
            <text:p>baeSR;cpxAR</text:p>
          </table:table-cell>
          <table:table-cell office:value-type="string" calcext:value-type="string">
            <text:p>astromicin;neomycin;dibekacin;amikacin;gentamicin C;ribostamycin;butirosin;sisomicin;apramycin;netilmicin;spectinomycin;streptomycin;kanamycin A;tobramycin;hygromycin B;isepamicin;G418;arbekacin;gentamicin B;paromomycin;lividomycin A;verdamicin;vertilimicin;kasugamycin;lividomycin B;plazomicin;capreomycin;gentamicin A</text:p>
          </table:table-cell>
        </table:table-row>
        <table:table-row table:style-name="ro1">
          <table:table-cell office:value-type="string" calcext:value-type="string">
            <text:p>baeSR</text:p>
          </table:table-cell>
          <table:table-cell office:value-type="string" calcext:value-type="string">
            <text:p>baeR;ba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lA6</text:p>
          </table:table-cell>
          <table:table-cell table:number-columns-repeated="2"/>
          <table:table-cell office:value-type="string" calcext:value-type="string">
            <text:p>chloramphenicol</text:p>
          </table:table-cell>
        </table:table-row>
        <table:table-row table:style-name="ro1">
          <table:table-cell office:value-type="string" calcext:value-type="string">
            <text:p>cpxAR</text:p>
          </table:table-cell>
          <table:table-cell office:value-type="string" calcext:value-type="string">
            <text:p>cpxA;Cp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SA</text:p>
          </table:table-cell>
          <table:table-cell office:value-type="string" calcext:value-type="string">
            <text:p>evgA;e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</text:p>
          </table:table-cell>
          <table:table-cell table:number-columns-repeated="2"/>
          <table:table-cell office:value-type="string" calcext:value-type="string">
            <text:p>chloramphenicol;florfenicol</text:p>
          </table:table-cell>
        </table:table-row>
        <table:table-row table:style-name="ro1">
          <table:table-cell office:value-type="string" calcext:value-type="string">
            <text:p>kdpDE</text:p>
          </table:table-cell>
          <table:table-cell office:value-type="string" calcext:value-type="string">
            <text:p>kdpE;kdpD</text:p>
          </table:table-cell>
          <table:table-cell/>
          <table:table-cell office:value-type="string" calcext:value-type="string">
            <text:p>kanamycin A;astromicin;neomycin;dibekacin;amikacin;gentamicin C;ribostamycin;butirosin;sisomicin;apramycin;netilmicin;spectinomycin;streptomycin;tobramycin;hygromycin B;isepamicin;G418;arbekacin;gentamicin B;paromomycin;lividomycin A;verdamicin;vertilimicin;kasugamycin;lividomycin B;plazomicin;capreomycin;gentamicin A</text:p>
          </table:table-cell>
        </table:table-row>
        <table:table-row table:style-name="ro1">
          <table:table-cell office:value-type="string" calcext:value-type="string">
            <text:p>mdtG</text:p>
          </table:table-cell>
          <table:table-cell table:number-columns-repeated="2"/>
          <table:table-cell office:value-type="string" calcext:value-type="string">
            <text:p>fosfomycin (when overexpressed)</text:p>
          </table:table-cell>
        </table:table-row>
        <table:table-row table:style-name="ro1">
          <table:table-cell office:value-type="string" calcext:value-type="string">
            <text:p>mdtH</text:p>
          </table:table-cell>
          <table:table-cell table:number-columns-repeated="2"/>
          <table:table-cell office:value-type="string" calcext:value-type="string">
            <text:p>enoxacin;norfloxacin</text:p>
          </table:table-cell>
        </table:table-row>
        <table:table-row table:style-name="ro1">
          <table:table-cell office:value-type="string" calcext:value-type="string">
            <text:p>mdtM</text:p>
          </table:table-cell>
          <table:table-cell table:number-columns-repeated="2"/>
          <table:table-cell office:value-type="string" calcext:value-type="string">
            <text:p>acriflavine;lincomycin;puromycin;chloramphenicol;norfloxacin</text:p>
          </table:table-cell>
        </table:table-row>
        <table:table-row table:style-name="ro1">
          <table:table-cell office:value-type="string" calcext:value-type="string">
            <text:p>MdtNOP</text:p>
          </table:table-cell>
          <table:table-cell office:value-type="string" calcext:value-type="string">
            <text:p>mdtN;mdtO;mdtP</text:p>
          </table:table-cell>
          <table:table-cell office:value-type="string" calcext:value-type="string">
            <text:p>leuO</text:p>
          </table:table-cell>
          <table:table-cell office:value-type="string" calcext:value-type="string">
            <text:p>acriflavine;puromycin</text:p>
          </table:table-cell>
        </table:table-row>
        <table:table-row table:style-name="ro1">
          <table:table-cell office:value-type="string" calcext:value-type="string">
            <text:p>mef(B)</text:p>
          </table:table-cell>
          <table:table-cell table:number-columns-repeated="2"/>
          <table:table-cell office:value-type="string" calcext:value-type="string">
            <text:p>erythromycin;roxithromycin;clarithromycin;telithromycin;tylosin;spiramycin;azithromycin;dirithromycin;oleandomycin;josamycin;chalcomycin;midecamycin;mycinamicin;megalomycin;narbomycin;kitasamycin;carbomycin;rosaramicin;niddamycin;methymycin;pikromycin;rokitamycin;Solithromycin</text:p>
          </table:table-cell>
        </table:table-row>
        <table:table-row table:style-name="ro1">
          <table:table-cell office:value-type="string" calcext:value-type="string">
            <text:p>msbA</text:p>
          </table:table-cell>
          <table:table-cell table:number-columns-repeated="2"/>
          <table:table-cell office:value-type="string" calcext:value-type="string">
            <text:p>metronidazole</text:p>
          </table:table-cell>
        </table:table-row>
        <table:table-row table:style-name="ro1">
          <table:table-cell office:value-type="string" calcext:value-type="string">
            <text:p>qacEdelta1</text:p>
          </table:table-cell>
          <table:table-cell table:number-columns-repeated="2"/>
          <table:table-cell office:value-type="string" calcext:value-type="string">
            <text:p>benzalkonium chloride;triclosan;thiacalixarene derivatives;chlorhexidine;acriflavine</text:p>
          </table:table-cell>
        </table:table-row>
        <table:table-row table:style-name="ro1">
          <table:table-cell office:value-type="string" calcext:value-type="string">
            <text:p>qacJ</text:p>
          </table:table-cell>
          <table:table-cell table:number-columns-repeated="2"/>
          <table:table-cell office:value-type="string" calcext:value-type="string">
            <text:p>benzalkonium chloride</text:p>
          </table:table-cell>
        </table:table-row>
        <table:table-row table:style-name="ro1">
          <table:table-cell office:value-type="string" calcext:value-type="string">
            <text:p>qacL</text:p>
          </table:table-cell>
          <table:table-cell table:number-columns-repeated="2"/>
          <table:table-cell office:value-type="string" calcext:value-type="string">
            <text:p>benzalkonium chloride;triclosan;thiacalixarene derivatives;chlorhexidine;acriflavine</text:p>
          </table:table-cell>
        </table:table-row>
        <table:table-row table:style-name="ro1">
          <table:table-cell office:value-type="string" calcext:value-type="string">
            <text:p>MexEF-OprN</text:p>
          </table:table-cell>
          <table:table-cell office:value-type="string" calcext:value-type="string">
            <text:p>MexE;OprN;MexF</text:p>
          </table:table-cell>
          <table:table-cell office:value-type="string" calcext:value-type="string">
            <text:p>MexS;MexT;MvaT;rsmA</text:p>
          </table:table-cell>
          <table:table-cell office:value-type="string" calcext:value-type="string">
            <text:p>enoxacin;ciprofloxacin;levofloxacin;moxifloxacin;gatifloxacin;lomefloxacin;nalidixic acid;norfloxacin;ofloxacin;trovafloxacin;grepafloxacin;sparfloxacin;pefloxacin;Tosufloxacin;sitafloxacin;cinoxacin;clinafloxacin;Clofazimine;fleroxacin;balofloxacin;delafloxacin;Zabofloxacin;Finafloxacin;Nemonoxacin;levonadifloxacin;Lascufloxacin;Prulifloxacin;enrofloxacin;marbofloxacin;gemifloxacin;trimethoprim;chloramphenicol</text:p>
          </table:table-cell>
        </table:table-row>
        <table:table-row table:style-name="ro1">
          <table:table-cell office:value-type="string" calcext:value-type="string">
            <text:p>tet(A)</text:p>
          </table:table-cell>
          <table:table-cell/>
          <table:table-cell office:value-type="string" calcext:value-type="string">
            <text:p>tetR</text:p>
          </table:table-cell>
          <table:table-cell office:value-type="string" calcext:value-type="string">
            <text:p>tetracycline</text:p>
          </table:table-cell>
        </table:table-row>
        <table:table-row table:style-name="ro1">
          <table:table-cell office:value-type="string" calcext:value-type="string">
            <text:p>tet(B)</text:p>
          </table:table-cell>
          <table:table-cell table:number-columns-repeated="2"/>
          <table:table-cell office:value-type="string" calcext:value-type="string">
            <text:p>tetracycline;doxycycline;minocyc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4" meta:object-count="0"/>
    <meta:generator>LibreOffice/7.3.4.2$Linux_X86_64 LibreOffice_project/30$Build-2</meta:generator>
  </office:meta>
</office:document-meta>
</file>